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4" draw:id="id4" draw:layer="layout" svg:width="5.842cm" svg:height="1.397cm" svg:x="7.985cm" svg:y="3.794cm">
          <text:p text:style-name="P1">main.c</text:p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5.842cm" svg:height="3.81cm" svg:x="7.477cm" svg:y="6.207cm">
          <text:p text:style-name="P1">encrypted</text:p>
          <text:p text:style-name="P1">volume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xml:id="id1" draw:id="id1" draw:layer="layout" svg:width="2.286cm" svg:height="1.143cm" svg:x="3.286cm" svg:y="8.239cm">
          <text:p text:style-name="P1">yes</text:p>
          <draw:enhanced-geometry svg:viewBox="0 0 21600 21600" draw:type="rectangle" draw:enhanced-path="M 0 0 L 21600 0 21600 21600 0 21600 0 0 Z N"/>
        </draw:custom-shape>
        <draw:custom-shape draw:style-name="gr1" draw:text-style-name="P1" xml:id="id8" draw:id="id8" draw:layer="layout" svg:width="4.826cm" svg:height="1.27cm" svg:x="1.889cm" svg:y="19.796cm">
          <text:p text:style-name="P1">crypto_mount.c</text:p>
          <draw:enhanced-geometry svg:viewBox="0 0 21600 21600" draw:type="rectangle" draw:enhanced-path="M 0 0 L 21600 0 21600 21600 0 21600 0 0 Z N"/>
        </draw:custom-shape>
        <draw:custom-shape draw:style-name="gr1" draw:text-style-name="P1" xml:id="id10" draw:id="id10" draw:layer="layout" svg:width="4.953cm" svg:height="1.27cm" svg:x="8.449cm" svg:y="19.751cm">
          <text:p text:style-name="P1">crypto_umount.c</text:p>
          <draw:enhanced-geometry svg:viewBox="0 0 21600 21600" draw:type="rectangle" draw:enhanced-path="M 0 0 L 21600 0 21600 21600 0 21600 0 0 Z N"/>
        </draw:custom-shape>
        <draw:custom-shape draw:style-name="gr1" draw:text-style-name="P1" xml:id="id11" draw:id="id11" draw:layer="layout" svg:width="11.938cm" svg:height="1.27cm" svg:x="5.318cm" svg:y="24.495cm">
          <text:p text:style-name="P1">libzuluCrypt</text:p>
          <draw:enhanced-geometry svg:viewBox="0 0 21600 21600" draw:type="rectangle" draw:enhanced-path="M 0 0 L 21600 0 21600 21600 0 21600 0 0 Z N"/>
        </draw:custom-shape>
        <draw:custom-shape draw:style-name="gr1" draw:text-style-name="P1" xml:id="id9" draw:id="id9" draw:layer="layout" svg:width="7.747cm" svg:height="1.27cm" svg:x="2.016cm" svg:y="22.209cm">
          <text:p text:style-name="P1">libzuluCrypt-exe</text:p>
          <draw:enhanced-geometry svg:viewBox="0 0 21600 21600" draw:type="rectangle" draw:enhanced-path="M 0 0 L 21600 0 21600 21600 0 21600 0 0 Z N"/>
        </draw:custom-shape>
        <draw:custom-shape draw:style-name="gr1" draw:text-style-name="P1" xml:id="id5" draw:id="id5" draw:layer="layout" svg:width="2.794cm" svg:height="1.143cm" svg:x="15.097cm" svg:y="8.239cm">
          <text:p text:style-name="P1">no</text:p>
          <draw:enhanced-geometry svg:viewBox="0 0 21600 21600" draw:type="rectangle" draw:enhanced-path="M 0 0 L 21600 0 21600 21600 0 21600 0 0 Z N"/>
        </draw:custom-shape>
        <draw:custom-shape draw:style-name="gr1" draw:text-style-name="P1" xml:id="id7" draw:id="id7" draw:layer="layout" svg:width="4.826cm" svg:height="1.27cm" svg:x="11.287cm" svg:y="16.367cm">
          <text:p text:style-name="P1">mount.c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3.286cm" svg:y1="8.81cm" svg:x2="1.889cm" svg:y2="14.97cm" draw:start-shape="id1" draw:start-glue-point="3" draw:end-shape="id2" draw:end-glue-point="6" svg:d="m3286 8810h-1898v6160h501" svg:viewBox="0 0 1899 6161">
          <text:p/>
        </draw:connector>
        <draw:connector draw:style-name="gr2" draw:text-style-name="P1" draw:layer="layout" svg:x1="7.477cm" svg:y1="8.112cm" svg:x2="5.572cm" svg:y2="8.81cm" draw:start-shape="id3" draw:start-glue-point="5" draw:end-shape="id1" draw:end-glue-point="1" svg:d="m7477 8112h-952v698h-953" svg:viewBox="0 0 1906 699">
          <text:p/>
        </draw:connector>
        <draw:connector draw:style-name="gr2" draw:text-style-name="P1" draw:layer="layout" svg:x1="10.906cm" svg:y1="5.191cm" svg:x2="10.398cm" svg:y2="6.207cm" draw:start-shape="id4" draw:start-glue-point="2" draw:end-shape="id3" draw:end-glue-point="4" svg:d="m10906 5191v508h-508v508" svg:viewBox="0 0 509 1017">
          <text:p/>
        </draw:connector>
        <draw:connector draw:style-name="gr2" draw:text-style-name="P1" draw:layer="layout" svg:x1="13.319cm" svg:y1="8.112cm" svg:x2="15.097cm" svg:y2="8.81cm" draw:start-shape="id3" draw:start-glue-point="7" draw:end-shape="id5" draw:end-glue-point="3" svg:d="m13319 8112h890v698h888" svg:viewBox="0 0 1779 699">
          <text:p/>
        </draw:connector>
        <draw:connector draw:style-name="gr2" draw:text-style-name="P1" draw:layer="layout" svg:x1="16.494cm" svg:y1="9.382cm" svg:x2="15.986cm" svg:y2="11.795cm" draw:start-shape="id5" draw:start-glue-point="2" draw:end-shape="id6" draw:end-glue-point="10" svg:d="m16494 9382v2413h-508" svg:viewBox="0 0 509 2414">
          <text:p/>
        </draw:connector>
        <draw:connector draw:style-name="gr2" draw:text-style-name="P1" draw:layer="layout" svg:x1="11.414cm" svg:y1="11.795cm" svg:x2="11.287cm" svg:y2="17.002cm" draw:start-shape="id6" draw:start-glue-point="6" draw:end-shape="id7" draw:end-glue-point="3" svg:d="m11414 11795h-628v5207h501" svg:viewBox="0 0 629 5208">
          <text:p/>
        </draw:connector>
        <draw:connector draw:style-name="gr2" draw:text-style-name="P1" draw:layer="layout" svg:x1="4.302cm" svg:y1="21.066cm" svg:x2="2.016cm" svg:y2="22.844cm" draw:start-shape="id8" draw:start-glue-point="2" draw:end-shape="id9" draw:end-glue-point="3" svg:d="m4302 21066v572h-2788v1206h502" svg:viewBox="0 0 2789 1779">
          <text:p/>
        </draw:connector>
        <draw:connector draw:style-name="gr2" draw:text-style-name="P1" draw:layer="layout" svg:x1="10.925cm" svg:y1="21.021cm" svg:x2="9.763cm" svg:y2="22.844cm" draw:start-shape="id10" draw:start-glue-point="2" draw:end-shape="id9" draw:end-glue-point="1" svg:d="m10925 21021v1823h-1162" svg:viewBox="0 0 1163 1824">
          <text:p/>
        </draw:connector>
        <draw:connector draw:style-name="gr2" draw:text-style-name="P1" draw:layer="layout" svg:x1="5.889cm" svg:y1="23.479cm" svg:x2="5.318cm" svg:y2="25.13cm" draw:start-shape="id9" draw:start-glue-point="2" draw:end-shape="id11" draw:end-glue-point="3" svg:d="m5889 23479v508h-1072v1143h501" svg:viewBox="0 0 1073 1652">
          <text:p/>
        </draw:connector>
        <draw:connector draw:style-name="gr2" draw:text-style-name="P1" draw:layer="layout" draw:line-skew="1.27cm" svg:x1="13.7cm" svg:y1="17.637cm" svg:x2="11.287cm" svg:y2="24.495cm" draw:start-shape="id7" draw:start-glue-point="2" draw:end-shape="id11" svg:d="m13700 17637v4699h-2413v2159" svg:viewBox="0 0 2414 6859">
          <text:p/>
        </draw:connector>
        <draw:custom-shape draw:style-name="gr1" draw:text-style-name="P1" xml:id="id13" draw:id="id13" draw:layer="layout" svg:width="4.191cm" svg:height="1.27cm" svg:x="15.351cm" svg:y="18.78cm">
          <text:p text:style-name="P1">umount.c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6.621cm" svg:y1="15.097cm" svg:x2="17.446cm" svg:y2="18.78cm" draw:start-shape="id12" draw:start-glue-point="8" draw:end-shape="id13" draw:end-glue-point="0" svg:d="m16621 15097v1842h825v1841" svg:viewBox="0 0 826 3684">
          <text:p/>
        </draw:connector>
        <draw:connector draw:style-name="gr2" draw:text-style-name="P1" draw:layer="layout" svg:x1="17.446cm" svg:y1="20.05cm" svg:x2="17.256cm" svg:y2="25.13cm" draw:start-shape="id13" draw:start-glue-point="2" draw:end-shape="id11" draw:end-glue-point="1" svg:d="m17446 20050v2223h311v2857h-501" svg:viewBox="0 0 502 5081">
          <text:p/>
        </draw:connector>
        <draw:connector draw:style-name="gr2" draw:text-style-name="P1" draw:layer="layout" svg:x1="4.238cm" svg:y1="15.097cm" svg:x2="4.302cm" svg:y2="19.796cm" draw:end-shape="id8" draw:end-glue-point="0" svg:d="m4238 15097v2099h64v2600" svg:viewBox="0 0 65 4700">
          <text:p/>
        </draw:connector>
        <draw:custom-shape draw:style-name="gr1" draw:text-style-name="P1" draw:layer="layout" svg:width="18.796cm" svg:height="2.159cm" svg:x="1.381cm" svg:y="1.254cm">
          <text:p text:style-name="P1">zuluMount-cli flow chart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4.429cm" svg:y1="9.382cm" svg:x2="4.048cm" svg:y2="10.906cm" draw:start-shape="id1" draw:start-glue-point="2" svg:d="m4429 9382v1012h-381v512" svg:viewBox="0 0 382 1525">
          <text:p/>
        </draw:connector>
        <draw:connector draw:style-name="gr2" draw:text-style-name="P1" draw:layer="layout" svg:x1="6.588cm" svg:y1="11.732cm" svg:x2="8.449cm" svg:y2="20.386cm" draw:start-shape="id14" draw:start-glue-point="10" draw:end-shape="id10" draw:end-glue-point="3" svg:d="m6588 11732h931v8654h930" svg:viewBox="0 0 1862 8655">
          <text:p/>
        </draw:connector>
        <draw:custom-shape draw:style-name="gr1" draw:text-style-name="P1" xml:id="id14" draw:id="id14" draw:layer="layout" svg:width="4.572cm" svg:height="2.159cm" svg:x="2.016cm" svg:y="10.652cm">
          <text:p text:style-name="P1">unmountin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4.572cm" svg:height="2.032cm" svg:x="1.889cm" svg:y="13.954cm">
          <text:p text:style-name="P1">mountin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" draw:id="id6" draw:layer="layout" svg:width="4.572cm" svg:height="2.032cm" svg:x="11.414cm" svg:y="10.779cm">
          <text:p text:style-name="P1">mountin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2" draw:id="id12" draw:layer="layout" svg:width="4.572cm" svg:height="2.159cm" svg:x="14.335cm" svg:y="12.938cm">
          <text:p text:style-name="P1">unmountin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17.891cm" svg:y1="8.81cm" svg:x2="18.907cm" svg:y2="14.018cm" draw:start-shape="id5" draw:start-glue-point="1" draw:end-shape="id12" draw:end-glue-point="10" svg:d="m17891 8810h1518v5208h-502" svg:viewBox="0 0 1519 520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5-25T21:52:05</meta:creation-date>
    <dc:date>2013-05-26T04:07:11</dc:date>
    <meta:editing-duration>PT5S</meta:editing-duration>
    <meta:editing-cycles>2</meta:editing-cycles>
    <meta:generator>LibreOffice/4.0.0.3$Linux_x86 LibreOffice_project/7545bee9c2a0782548772a21bc84a9dcc583b89</meta:generator>
    <meta:document-statistic meta:object-count="31"/>
  </office:meta>
</office:document-meta>
</file>